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3cm" fo:min-width="2.4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2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0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3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0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9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3.3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3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3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3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8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4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.5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8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.0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4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3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7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5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3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5.93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5cm" fo:min-width="4.3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4.3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66cm" fo:min-width="5.9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6.6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4.693cm"/>
    </style:style>
    <style:style style:name="gr30" style:family="graphic" style:parent-style-name="standard">
      <style:graphic-properties draw:stroke="none" draw:fill="none" fo:min-height="0.633cm"/>
    </style:style>
    <style:style style:name="gr31" style:family="graphic" style:parent-style-name="standard">
      <style:graphic-properties draw:stroke="none" draw:fill="none" fo:min-height="1.336cm"/>
    </style:style>
    <style:style style:name="gr32" style:family="graphic" style:parent-style-name="standard">
      <style:graphic-properties draw:stroke="none" draw:fill="none" fo:min-height="1.2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4.89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3.4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5.679cm"/>
    </style:style>
    <style:style style:name="gr36" style:family="graphic" style:parent-style-name="standard">
      <style:graphic-properties draw:stroke="none" draw:fill="none" fo:min-height="0.6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4.485cm"/>
    </style:style>
    <style:style style:name="gr38" style:family="graphic" style:parent-style-name="standard">
      <style:graphic-properties draw:stroke="none" draw:fill="none" fo:min-height="2.0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2.7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715cm" fo:min-width="2.407cm"/>
    </style:style>
    <style:style style:name="gr41" style:family="graphic" style:parent-style-name="standard">
      <style:graphic-properties draw:stroke="none" draw:fill="none" fo:min-height="1.335cm"/>
    </style:style>
    <style:style style:name="gr42" style:family="graphic" style:parent-style-name="standard">
      <style:graphic-properties draw:stroke="none" draw:fill="none" fo:min-height="2.039cm"/>
    </style:style>
    <style:style style:name="gr43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95cm" fo:min-width="0.6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38cm" fo:min-width="7.402cm"/>
    </style:style>
    <style:style style:name="gr45" style:family="graphic" style:parent-style-name="standard">
      <style:graphic-properties draw:stroke="none" draw:fill="none" fo:min-height="6.816cm"/>
    </style:style>
    <style:style style:name="gr46" style:family="graphic" style:parent-style-name="standard">
      <style:graphic-properties draw:stroke="none" draw:fill="none" fo:min-height="4.076cm"/>
    </style:style>
    <style:style style:name="gr47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706cm" fo:min-width="0.456cm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3.5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5.74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5.32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48cm" fo:min-width="5.59cm"/>
    </style:style>
    <style:style style:name="gr53" style:family="graphic" style:parent-style-name="standard">
      <style:graphic-properties draw:stroke="none" draw:fill="none" fo:min-height="1.40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9cm" fo:min-width="7.16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15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8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</style:style>
    <style:style style:name="gr59" style:family="graphic" style:parent-style-name="塗りつぶしなし線なしオブジェクト">
      <style:graphic-properties draw:textarea-vertical-align="middle" draw:ole-draw-aspect="1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8.89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cm" fo:min-width="2.2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34cm" fo:min-width="2.20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16cm" fo:min-width="2.20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27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.839cm"/>
    </style:style>
    <style:style style:name="gr6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cm" fo:min-width="1.4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3.389cm"/>
    </style:style>
    <style:style style:name="gr70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65cm" fo:min-width="1.6cm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45cm"/>
    </style:style>
    <style:style style:name="gr7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45cm" fo:min-width="5cm" fo:padding-top="0.175cm" fo:padding-bottom="0.175cm" fo:padding-left="0.3cm" fo:padding-right="0.3cm"/>
    </style:style>
    <style:style style:name="gr73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55cm" fo:min-width="1.5cm" fo:padding-top="0.175cm" fo:padding-bottom="0.175cm" fo:padding-left="0.3cm" fo:padding-right="0.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6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97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28cm"/>
    </style:style>
    <style:style style:name="gr77" style:family="graphic" style:parent-style-name="standard">
      <style:graphic-properties svg:stroke-width="0.1cm" svg:stroke-color="#000000" draw:marker-start-width="0.5cm" draw:marker-end-width="0.5cm" draw:fill="solid" draw:fill-color="#b2b2b2" draw:textarea-horizontal-align="justify" draw:textarea-vertical-align="middle" draw:auto-grow-height="false" fo:min-height="0.706cm" fo:min-width="0.456cm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9cm" fo:min-width="3.6cm"/>
    </style:style>
    <style:style style:name="gr79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142cm" fo:min-width="0.892cm" fo:padding-top="0.175cm" fo:padding-bottom="0.175cm" fo:padding-left="0.3cm" fo:padding-right="0.3cm"/>
    </style:style>
    <style:style style:name="gr80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705cm" fo:min-width="0.456cm" fo:padding-top="0.175cm" fo:padding-bottom="0.175cm" fo:padding-left="0.3cm" fo:padding-right="0.3cm"/>
    </style:style>
    <style:style style:name="gr8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705cm" fo:min-width="0.455cm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9cm" fo:min-width="1.73cm"/>
    </style:style>
    <style:style style:name="gr83" style:family="graphic" style:parent-style-name="standard">
      <style:graphic-properties svg:stroke-width="0.1cm" svg:stroke-color="#000000" draw:marker-start-width="0.5cm" draw:marker-end-width="0.5cm" draw:fill="solid" draw:fill-color="#b2b2b2" draw:textarea-horizontal-align="justify" draw:textarea-vertical-align="middle" draw:auto-grow-height="false" fo:min-height="0.705cm" fo:min-width="0.455cm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24cm" fo:min-width="1.09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9cm" fo:min-width="0cm"/>
    </style:style>
    <style:style style:name="gr86" style:family="graphic" style:parent-style-name="standard">
      <style:graphic-properties svg:stroke-width="0.1cm" svg:stroke-color="#000000" draw:marker-start-width="0.5cm" draw:marker-end-width="0.5cm" draw:fill="solid" draw:fill-color="#b2b2b2" draw:textarea-horizontal-align="justify" draw:textarea-vertical-align="middle" draw:auto-grow-height="false" fo:min-height="0.705cm" fo:min-width="0.456cm" fo:padding-top="0.175cm" fo:padding-bottom="0.175cm" fo:padding-left="0.3cm" fo:padding-right="0.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9cm" fo:min-width="3.601cm"/>
    </style:style>
    <style:style style:name="gr8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64cm" fo:min-width="0cm"/>
    </style:style>
    <style:style style:name="gr8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41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42cm" fo:min-width="0cm"/>
    </style:style>
    <style:style style:name="gr91" style:family="graphic" style:parent-style-name="standard">
      <style:graphic-properties draw:stroke="none" draw:fill="none" fo:min-height="9.99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0cm"/>
    </style:style>
    <style:style style:name="gr93" style:family="graphic" style:parent-style-name="standard">
      <style:graphic-properties draw:stroke="none" svg:stroke-color="#000000" draw:fill="none" draw:fill-color="#ffffff" fo:min-height="0.70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3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9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91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05cm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4pt" style:font-size-asian="24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48pt" style:font-size-asian="48pt" style:font-size-complex="48pt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none" draw:fill-color="#ffffff"/>
      <style:text-properties fo:font-size="44pt" style:font-size-asian="44pt" style:font-size-complex="44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style:font-name="メイリオ" fo:font-size="40pt" style:font-name-asian="メイリオ" style:font-size-asian="40pt" style:font-size-complex="4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メイリオ" fo:font-size="24pt" style:font-name-asian="メイリオ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995cm" svg:height="9.503cm" svg:x="1.3cm" svg:y="5.1cm">
          <draw:text-box>
            <text:p><text:span text:style-name="T1">１　・</text:span></text:p>
            <text:p><text:span text:style-name="T1">２　・</text:span></text:p>
            <text:p><text:span text:style-name="T1">３　・</text:span></text:p>
            <text:p><text:span text:style-name="T1">４　・</text:span></text:p>
            <text:p><text:span text:style-name="T1">５　・</text:span></text:p>
            <text:p><text:span text:style-name="T1">６　・</text:span></text:p>
            <text:p><text:span text:style-name="T1">７　・</text:span></text:p>
            <text:p><text:span text:style-name="T1">８　・</text:span></text:p>
            <text:p><text:span text:style-name="T1">９　・</text:span></text:p>
            <text:p><text:span text:style-name="T1">１０　・</text:span></text:p>
            <text:p><text:span text:style-name="T1">１００　・</text:span></text:p>
            <text:p><text:span text:style-name="T1">０　・</text:span></text:p>
          </draw:text-box>
        </draw:frame>
        <draw:frame draw:style-name="gr2" draw:text-style-name="P2" draw:layer="layout" svg:width="2.758cm" svg:height="1.233cm" svg:x="10.3cm" svg:y="2.8cm">
          <draw:text-box>
            <text:p><text:span text:style-name="T2">・イー</text:span></text:p>
          </draw:text-box>
        </draw:frame>
        <draw:frame draw:style-name="gr3" draw:text-style-name="P2" draw:layer="layout" svg:width="4.558cm" svg:height="1.233cm" svg:x="4.142cm" svg:y="20.1cm">
          <draw:text-box>
            <text:p><text:span text:style-name="T2">・イーパイ</text:span></text:p>
          </draw:text-box>
        </draw:frame>
        <draw:frame draw:style-name="gr4" draw:text-style-name="P2" draw:layer="layout" svg:width="2.835cm" svg:height="1.233cm" svg:x="4.442cm" svg:y="3.4cm">
          <draw:text-box>
            <text:p><text:span text:style-name="T2">・スー</text:span></text:p>
          </draw:text-box>
        </draw:frame>
        <draw:frame draw:style-name="gr5" draw:text-style-name="P2" draw:layer="layout" svg:width="2.83cm" svg:height="1.233cm" svg:x="11.8cm" svg:y="17.867cm">
          <draw:text-box>
            <text:p><text:span text:style-name="T2">・シー</text:span></text:p>
          </draw:text-box>
        </draw:frame>
        <draw:frame draw:style-name="gr4" draw:text-style-name="P2" draw:layer="layout" svg:width="2.835cm" svg:height="1.233cm" svg:x="6cm" svg:y="8.2cm">
          <draw:text-box>
            <text:p><text:span text:style-name="T2">・サン</text:span></text:p>
          </draw:text-box>
        </draw:frame>
        <draw:frame draw:style-name="gr6" draw:text-style-name="P2" draw:layer="layout" svg:width="2.585cm" svg:height="1.233cm" svg:x="5.642cm" svg:y="16.367cm">
          <draw:text-box>
            <text:p><text:span text:style-name="T2">・リン</text:span></text:p>
          </draw:text-box>
        </draw:frame>
        <draw:frame draw:style-name="gr7" draw:text-style-name="P2" draw:layer="layout" svg:width="3.461cm" svg:height="1.233cm" svg:x="11.442cm" svg:y="12.967cm">
          <draw:text-box>
            <text:p><text:span text:style-name="T2">・リュウ</text:span></text:p>
          </draw:text-box>
        </draw:frame>
        <draw:frame draw:style-name="gr8" draw:text-style-name="P2" draw:layer="layout" svg:width="3.817cm" svg:height="1.233cm" svg:x="12.5cm" svg:y="5.267cm">
          <draw:text-box>
            <text:p><text:span text:style-name="T2">・アール</text:span></text:p>
          </draw:text-box>
        </draw:frame>
        <draw:frame draw:style-name="gr9" draw:text-style-name="P2" draw:layer="layout" svg:width="2.873cm" svg:height="1.233cm" svg:x="7.9cm" svg:y="11.7cm">
          <draw:text-box>
            <text:p><text:span text:style-name="T2">・ウー</text:span></text:p>
          </draw:text-box>
        </draw:frame>
        <draw:frame draw:style-name="gr10" draw:text-style-name="P2" draw:layer="layout" svg:width="2.868cm" svg:height="1.233cm" svg:x="9.942cm" svg:y="6.567cm">
          <draw:text-box>
            <text:p><text:span text:style-name="T2">・パア</text:span></text:p>
          </draw:text-box>
        </draw:frame>
        <draw:frame draw:style-name="gr11" draw:text-style-name="P2" draw:layer="layout" svg:width="1.895cm" svg:height="1.233cm" svg:x="16.301cm" svg:y="15.001cm">
          <draw:text-box>
            <text:p><text:span text:style-name="T2">・チ</text:span></text:p>
          </draw:text-box>
        </draw:frame>
        <draw:frame draw:style-name="gr12" draw:text-style-name="P2" draw:layer="layout" svg:width="3.304cm" svg:height="1.233cm" svg:x="14.377cm" svg:y="9.954cm">
          <draw:text-box>
            <text:p><text:span text:style-name="T2">・リョー</text:span></text:p>
          </draw:text-box>
        </draw:frame>
      </draw:page>
      <draw:page draw:name="page2" draw:style-name="dp1" draw:master-page-name="標準">
        <draw:frame draw:style-name="gr1" draw:text-style-name="P1" draw:layer="layout" svg:width="2.995cm" svg:height="9.503cm" svg:x="1.3cm" svg:y="5.1cm">
          <draw:text-box>
            <text:p><text:span text:style-name="T1">１　・</text:span></text:p>
            <text:p><text:span text:style-name="T1">２　・</text:span></text:p>
            <text:p><text:span text:style-name="T1">３　・</text:span></text:p>
            <text:p><text:span text:style-name="T1">４　・</text:span></text:p>
            <text:p><text:span text:style-name="T1">５　・</text:span></text:p>
            <text:p><text:span text:style-name="T1">６　・</text:span></text:p>
            <text:p><text:span text:style-name="T1">７　・</text:span></text:p>
            <text:p><text:span text:style-name="T1">８　・</text:span></text:p>
            <text:p><text:span text:style-name="T1">９　・</text:span></text:p>
            <text:p><text:span text:style-name="T1">１０　・</text:span></text:p>
            <text:p><text:span text:style-name="T1">１００　・</text:span></text:p>
            <text:p><text:span text:style-name="T1">０　・</text:span></text:p>
          </draw:text-box>
        </draw:frame>
        <draw:frame draw:style-name="gr13" draw:text-style-name="P2" draw:layer="layout" svg:width="1.928cm" svg:height="1.347cm" svg:x="10.3cm" svg:y="2.8cm">
          <draw:text-box>
            <text:p><text:span text:style-name="T2">・</text:span><text:span text:style-name="T2">Yī</text:span></text:p>
          </draw:text-box>
        </draw:frame>
        <draw:frame draw:style-name="gr14" draw:text-style-name="P2" draw:layer="layout" svg:width="3.088cm" svg:height="1.347cm" svg:x="4.142cm" svg:y="20.1cm">
          <draw:text-box>
            <text:p><text:span text:style-name="T2">・</text:span><text:span text:style-name="T2">yìbǎi</text:span></text:p>
          </draw:text-box>
        </draw:frame>
        <draw:frame draw:style-name="gr15" draw:text-style-name="P2" draw:layer="layout" svg:width="1.767cm" svg:height="1.347cm" svg:x="4.442cm" svg:y="3.4cm">
          <draw:text-box>
            <text:p><text:span text:style-name="T2">・</text:span><text:span text:style-name="T2">sì</text:span></text:p>
          </draw:text-box>
        </draw:frame>
        <draw:frame draw:style-name="gr16" draw:text-style-name="P2" draw:layer="layout" svg:width="2.318cm" svg:height="1.347cm" svg:x="11.8cm" svg:y="17.867cm">
          <draw:text-box>
            <text:p><text:span text:style-name="T2">・</text:span><text:span text:style-name="T2">shí</text:span></text:p>
          </draw:text-box>
        </draw:frame>
        <draw:frame draw:style-name="gr17" draw:text-style-name="P2" draw:layer="layout" svg:width="2.593cm" svg:height="1.347cm" svg:x="6cm" svg:y="8.2cm">
          <draw:text-box>
            <text:p><text:span text:style-name="T2">・</text:span><text:span text:style-name="T2">sān</text:span></text:p>
          </draw:text-box>
        </draw:frame>
        <draw:frame draw:style-name="gr17" draw:text-style-name="P2" draw:layer="layout" svg:width="2.593cm" svg:height="1.347cm" svg:x="5.642cm" svg:y="16.367cm">
          <draw:text-box>
            <text:p><text:span text:style-name="T2">・</text:span><text:span text:style-name="T2">líng</text:span></text:p>
          </draw:text-box>
        </draw:frame>
        <draw:frame draw:style-name="gr18" draw:text-style-name="P2" draw:layer="layout" svg:width="1.988cm" svg:height="1.347cm" svg:x="11.442cm" svg:y="12.967cm">
          <draw:text-box>
            <text:p><text:span text:style-name="T2">・</text:span><text:span text:style-name="T2">liù</text:span></text:p>
          </draw:text-box>
        </draw:frame>
        <draw:frame draw:style-name="gr19" draw:text-style-name="P2" draw:layer="layout" svg:width="1.878cm" svg:height="1.347cm" svg:x="12.5cm" svg:y="5.267cm">
          <draw:text-box>
            <text:p><text:span text:style-name="T2">・</text:span><text:span text:style-name="T2">èr</text:span></text:p>
          </draw:text-box>
        </draw:frame>
        <draw:frame draw:style-name="gr20" draw:text-style-name="P2" draw:layer="layout" svg:width="2.259cm" svg:height="1.347cm" svg:x="7.9cm" svg:y="11.7cm">
          <draw:text-box>
            <text:p><text:span text:style-name="T2">・</text:span><text:span text:style-name="T2">wǔ</text:span></text:p>
          </draw:text-box>
        </draw:frame>
        <draw:frame draw:style-name="gr21" draw:text-style-name="P2" draw:layer="layout" svg:width="2.098cm" svg:height="1.347cm" svg:x="9.942cm" svg:y="6.567cm">
          <draw:text-box>
            <text:p><text:span text:style-name="T2">・</text:span><text:span text:style-name="T2">bā</text:span></text:p>
          </draw:text-box>
        </draw:frame>
        <draw:frame draw:style-name="gr22" draw:text-style-name="P2" draw:layer="layout" svg:width="1.823cm" svg:height="1.347cm" svg:x="16.3cm" svg:y="15cm">
          <draw:text-box>
            <text:p><text:span text:style-name="T2">・</text:span><text:span text:style-name="T2">qī</text:span></text:p>
          </draw:text-box>
        </draw:frame>
        <draw:frame draw:style-name="gr18" draw:text-style-name="P2" draw:layer="layout" svg:width="1.988cm" svg:height="1.347cm" svg:x="14.377cm" svg:y="9.953cm">
          <draw:text-box>
            <text:p><text:span text:style-name="T2">・</text:span><text:span text:style-name="T2">jiǔ</text:span></text:p>
          </draw:text-box>
        </draw:frame>
      </draw:page>
      <draw:page draw:name="page3" draw:style-name="dp1" draw:master-page-name="標準">
        <draw:frame draw:style-name="gr23" draw:text-style-name="P3" draw:layer="layout" svg:width="6.433cm" svg:height="2.038cm" svg:x="11.5cm" svg:y="20cm">
          <draw:text-box>
            <text:p><text:span text:style-name="T3">我也很好。</text:span></text:p>
            <text:p><text:span text:style-name="T3">Wǒ yě hěn hǎo.</text:span></text:p>
          </draw:text-box>
        </draw:frame>
        <draw:frame draw:style-name="gr24" draw:text-style-name="P3" draw:layer="layout" svg:width="4.824cm" svg:height="3.825cm" svg:x="12.176cm" svg:y="3.2cm">
          <draw:text-box>
            <text:p><text:span text:style-name="T3">好。谢谢</text:span></text:p>
            <text:p><text:span text:style-name="T3">你呢？</text:span></text:p>
            <text:p><text:span text:style-name="T3">Hǎo. Xièxiè</text:span></text:p>
            <text:p><text:span text:style-name="T3">nǐ ne?</text:span></text:p>
          </draw:text-box>
        </draw:frame>
        <draw:frame draw:style-name="gr25" draw:text-style-name="P3" draw:layer="layout" svg:width="3.465cm" svg:height="2.038cm" svg:x="13.835cm" svg:y="15.462cm">
          <draw:text-box>
            <text:p><text:span text:style-name="T3">您好</text:span></text:p>
            <text:p><text:span text:style-name="T3">Nín hǎo</text:span></text:p>
          </draw:text-box>
        </draw:frame>
        <draw:frame draw:style-name="gr26" draw:text-style-name="P3" draw:layer="layout" svg:width="4.828cm" svg:height="2.038cm" svg:x="11.1cm" svg:y="11.162cm">
          <draw:text-box>
            <text:p><text:span text:style-name="T3">你好吗？</text:span></text:p>
            <text:p><text:span text:style-name="T3">Nǐ hǎo ma?</text:span></text:p>
          </draw:text-box>
        </draw:frame>
        <draw:frame draw:style-name="gr27" draw:text-style-name="P4" draw:layer="layout" svg:width="6.441cm" svg:height="9.716cm" svg:x="1.5cm" svg:y="7.7cm">
          <draw:text-box>
            <text:p>こんにちは</text:p>
            <text:p/>
            <text:p/>
            <text:p/>
            <text:p>お元気ですか</text:p>
            <text:p/>
            <text:p/>
            <text:p/>
            <text:p>元気です。ありがとう。</text:p>
            <text:p>あなたは？</text:p>
            <text:p/>
            <text:p/>
            <text:p/>
            <text:p/>
            <text:p>わたしも元気です</text:p>
          </draw:text-box>
        </draw:frame>
      </draw:page>
      <draw:page draw:name="page4" draw:style-name="dp1" draw:master-page-name="標準">
        <draw:frame draw:style-name="gr28" draw:text-style-name="P4" draw:layer="layout" svg:width="7.123cm" svg:height="1.585cm" svg:x="2.977cm" svg:y="9.4cm">
          <draw:text-box>
            <text:p>我会说中文</text:p>
            <text:p>Wǒ huì shuō zhōngwén</text:p>
          </draw:text-box>
        </draw:frame>
        <draw:frame draw:style-name="gr29" draw:text-style-name="P4" draw:layer="layout" svg:width="5.193cm" svg:height="1.585cm" svg:x="2.3cm" svg:y="12.6cm">
          <draw:text-box>
            <text:p>我是日本人</text:p>
            <text:p>Wǒ shì rìběn rén</text:p>
          </draw:text-box>
        </draw:frame>
        <draw:frame draw:style-name="gr30" draw:text-style-name="P5" draw:layer="layout" svg:width="4.858cm" svg:height="0.883cm" svg:x="12.142cm" svg:y="14.517cm">
          <draw:text-box>
            <text:p>私は日本人です</text:p>
          </draw:text-box>
        </draw:frame>
        <draw:frame draw:style-name="gr30" draw:text-style-name="P5" draw:layer="layout" svg:width="7.783cm" svg:height="0.883cm" svg:x="11.9cm" svg:y="9.8cm">
          <draw:text-box>
            <text:p>私は中国語がしゃべれます</text:p>
          </draw:text-box>
        </draw:frame>
        <draw:frame draw:style-name="gr31" draw:text-style-name="P5" draw:layer="layout" svg:width="8.003cm" svg:height="1.586cm" svg:x="2.8cm" svg:y="17.5cm">
          <draw:text-box>
            <text:p>我不会说中文</text:p>
            <text:p>Wǒ bù huì shuō zhōngwén</text:p>
          </draw:text-box>
        </draw:frame>
        <draw:frame draw:style-name="gr32" draw:text-style-name="P5" draw:layer="layout" svg:width="8.783cm" svg:height="1.513cm" svg:x="10.7cm" svg:y="20.5cm">
          <draw:text-box>
            <text:p>私は中国語がしゃべれません</text:p>
          </draw:text-box>
        </draw:frame>
        <draw:frame draw:style-name="gr33" draw:text-style-name="P4" draw:layer="layout" svg:width="5.396cm" svg:height="1.585cm" svg:x="2.9cm" svg:y="6.8cm">
          <draw:text-box>
            <text:p>我在中国</text:p>
            <text:p>Wǒ zài zhōngguó</text:p>
          </draw:text-box>
        </draw:frame>
        <draw:frame draw:style-name="gr30" draw:text-style-name="P5" draw:layer="layout" svg:width="5.417cm" svg:height="0.883cm" svg:x="13.2cm" svg:y="12.417cm">
          <draw:text-box>
            <text:p>私は中国にいます</text:p>
          </draw:text-box>
        </draw:frame>
        <draw:frame draw:style-name="gr31" draw:text-style-name="P5" draw:layer="layout" svg:width="4.062cm" svg:height="1.586cm" svg:x="3.738cm" svg:y="20.3cm">
          <draw:text-box>
            <text:p>我在日本</text:p>
            <text:p>Wǒ zài rìběn</text:p>
          </draw:text-box>
        </draw:frame>
        <draw:frame draw:style-name="gr30" draw:text-style-name="P5" draw:layer="layout" svg:width="5.417cm" svg:height="0.883cm" svg:x="12.783cm" svg:y="17.2cm">
          <draw:text-box>
            <text:p>私は日本にいます</text:p>
          </draw:text-box>
        </draw:frame>
      </draw:page>
      <draw:page draw:name="page5" draw:style-name="dp1" draw:master-page-name="標準">
        <draw:frame draw:style-name="gr34" draw:text-style-name="P4" draw:layer="layout" svg:width="3.99cm" svg:height="1.585cm" svg:x="3.71cm" svg:y="22.2cm">
          <draw:text-box>
            <text:p>这不是笔</text:p>
            <text:p>Zhè bùshì bǐ</text:p>
          </draw:text-box>
        </draw:frame>
        <draw:frame draw:style-name="gr35" draw:text-style-name="P4" draw:layer="layout" svg:width="6.179cm" svg:height="1.585cm" svg:x="2.3cm" svg:y="12.6cm">
          <draw:text-box>
            <text:p>这是一支铅笔</text:p>
            <text:p>Zhè shì yī zhī qiānbǐ</text:p>
          </draw:text-box>
        </draw:frame>
        <draw:frame draw:style-name="gr36" draw:text-style-name="P5" draw:layer="layout" svg:width="5.9cm" svg:height="0.882cm" svg:x="11.2cm" svg:y="15.3cm">
          <draw:text-box>
            <text:p>これはえんぴつです</text:p>
          </draw:text-box>
        </draw:frame>
        <draw:frame draw:style-name="gr31" draw:text-style-name="P5" draw:layer="layout" svg:width="8.003cm" svg:height="1.586cm" svg:x="1.997cm" svg:y="9.014cm">
          <draw:text-box>
            <text:p>这是一个时钟</text:p>
            <text:p>Zhè shì yīgè shízhōng</text:p>
          </draw:text-box>
        </draw:frame>
        <draw:frame draw:style-name="gr32" draw:text-style-name="P5" draw:layer="layout" svg:width="8.783cm" svg:height="1.513cm" svg:x="10.7cm" svg:y="20.5cm">
          <draw:text-box>
            <text:p>これは私のです</text:p>
          </draw:text-box>
        </draw:frame>
        <draw:frame draw:style-name="gr37" draw:text-style-name="P4" draw:layer="layout" svg:width="4.985cm" svg:height="1.585cm" svg:x="3.715cm" svg:y="18.915cm">
          <draw:text-box>
            <text:p>这是一支笔</text:p>
            <text:p>Zhè shì yī zhī bǐ</text:p>
          </draw:text-box>
        </draw:frame>
        <draw:frame draw:style-name="gr30" draw:text-style-name="P5" draw:layer="layout" svg:width="7.717cm" svg:height="0.883cm" svg:x="10.9cm" svg:y="12.417cm">
          <draw:text-box>
            <text:p>これはペンではありません</text:p>
          </draw:text-box>
        </draw:frame>
        <draw:frame draw:style-name="gr38" draw:text-style-name="P5" draw:layer="layout" svg:width="5.762cm" svg:height="2.288cm" svg:x="3.738cm" svg:y="14.812cm">
          <draw:text-box>
            <text:p>这是我的</text:p>
            <text:p>Zhè shì wǒ de</text:p>
          </draw:text-box>
        </draw:frame>
        <draw:frame draw:style-name="gr30" draw:text-style-name="P5" draw:layer="layout" svg:width="5.417cm" svg:height="0.883cm" svg:x="12.783cm" svg:y="17.2cm">
          <draw:text-box>
            <text:p>これはとけいです</text:p>
          </draw:text-box>
        </draw:frame>
        <draw:frame draw:style-name="gr39" draw:text-style-name="P4" draw:layer="layout" svg:width="3.288cm" svg:height="1.585cm" svg:x="4.212cm" svg:y="6.315cm">
          <draw:text-box>
            <text:p>这是笔</text:p>
            <text:p>Zhè zhī bǐ</text:p>
          </draw:text-box>
        </draw:frame>
        <draw:frame draw:style-name="gr30" draw:text-style-name="P5" draw:layer="layout" svg:width="7.783cm" svg:height="0.883cm" svg:x="10.6cm" svg:y="7.617cm">
          <draw:text-box>
            <text:p>これはペンです</text:p>
          </draw:text-box>
        </draw:frame>
        <draw:frame draw:style-name="gr30" draw:text-style-name="P5" draw:layer="layout" svg:width="7.783cm" svg:height="0.883cm" svg:x="12.5cm" svg:y="6cm">
          <draw:text-box>
            <text:p>ペンです</text:p>
          </draw:text-box>
        </draw:frame>
      </draw:page>
      <draw:page draw:name="page6" draw:style-name="dp1" draw:master-page-name="標準">
        <draw:frame draw:style-name="gr40" draw:text-style-name="P7" draw:layer="layout" svg:width="2.907cm" svg:height="25.965cm" svg:x="2.893cm" svg:y="1.6cm">
          <draw:text-box draw:corner-radius="0.723cm">
            <text:p text:style-name="P6"><text:span text:style-name="T4">しろ・</text:span></text:p>
            <text:p text:style-name="P6"><text:span text:style-name="T4"/></text:p>
            <text:p text:style-name="P6"><text:span text:style-name="T4"/></text:p>
            <text:p text:style-name="P6"><text:span text:style-name="T4">くろ・</text:span></text:p>
            <text:p text:style-name="P6"><text:span text:style-name="T4"/></text:p>
            <text:p text:style-name="P6"><text:span text:style-name="T4"/></text:p>
            <text:p text:style-name="P6"><text:span text:style-name="T4">あか・</text:span></text:p>
            <text:p text:style-name="P6"><text:span text:style-name="T4"/></text:p>
            <text:p text:style-name="P6"><text:span text:style-name="T4"/></text:p>
            <text:p text:style-name="P6"><text:span text:style-name="T4">ピンク・</text:span></text:p>
            <text:p text:style-name="P6"><text:span text:style-name="T4"/></text:p>
            <text:p text:style-name="P6"><text:span text:style-name="T4"/></text:p>
            <text:p text:style-name="P6"><text:span text:style-name="T4">だいだい・</text:span></text:p>
            <text:p text:style-name="P6"><text:span text:style-name="T4"/></text:p>
            <text:p text:style-name="P6"><text:span text:style-name="T4"/></text:p>
            <text:p text:style-name="P6"><text:span text:style-name="T4">きいろ・</text:span></text:p>
            <text:p text:style-name="P6"><text:span text:style-name="T4"/></text:p>
            <text:p text:style-name="P6"><text:span text:style-name="T4"/></text:p>
            <text:p text:style-name="P6"><text:span text:style-name="T4">みどり・</text:span></text:p>
            <text:p text:style-name="P6"><text:span text:style-name="T4"/></text:p>
            <text:p text:style-name="P6"><text:span text:style-name="T4"/></text:p>
            <text:p text:style-name="P6"><text:span text:style-name="T4">きみどり・</text:span></text:p>
            <text:p text:style-name="P6"><text:span text:style-name="T4"/></text:p>
            <text:p text:style-name="P6"><text:span text:style-name="T4"/></text:p>
            <text:p text:style-name="P6"><text:span text:style-name="T4">みずいろ・</text:span></text:p>
            <text:p text:style-name="P6"><text:span text:style-name="T4"/></text:p>
            <text:p text:style-name="P6"><text:span text:style-name="T4"/></text:p>
            <text:p text:style-name="P6"><text:span text:style-name="T4">あお・</text:span></text:p>
            <text:p text:style-name="P6"><text:span text:style-name="T4"/></text:p>
            <text:p text:style-name="P6"><text:span text:style-name="T4"/></text:p>
            <text:p text:style-name="P6"><text:span text:style-name="T4">こんいろ・</text:span></text:p>
            <text:p text:style-name="P6"><text:span text:style-name="T4"/></text:p>
            <text:p text:style-name="P6"><text:span text:style-name="T4"/></text:p>
            <text:p text:style-name="P6"><text:span text:style-name="T4">むらさき・</text:span></text:p>
            <text:p text:style-name="P6"><text:span text:style-name="T4"/></text:p>
            <text:p text:style-name="P6"><text:span text:style-name="T4"/></text:p>
            <text:p text:style-name="P6"><text:span text:style-name="T4">ぎんいろ・</text:span></text:p>
            <text:p text:style-name="P6"><text:span text:style-name="T4"/></text:p>
            <text:p text:style-name="P6"><text:span text:style-name="T4"/></text:p>
            <text:p text:style-name="P6"><text:span text:style-name="T4">きんいろ・</text:span></text:p>
            <text:p text:style-name="P6"><text:span text:style-name="T4"/></text:p>
            <text:p text:style-name="P6"><text:span text:style-name="T4"/></text:p>
            <text:p text:style-name="P6"><text:span text:style-name="T4">はだいろ・</text:span></text:p>
            <text:p text:style-name="P6"><text:span text:style-name="T4"/></text:p>
            <text:p text:style-name="P6"><text:span text:style-name="T4"/></text:p>
            <text:p text:style-name="P6"><text:span text:style-name="T4">ちゃいろ・</text:span></text:p>
            <text:p text:style-name="P6"><text:span text:style-name="T4"/></text:p>
            <text:p text:style-name="P6"><text:span text:style-name="T4"/></text:p>
            <text:p text:style-name="P6"><text:span text:style-name="T4">はいいろ・</text:span></text:p>
          </draw:text-box>
        </draw:frame>
        <draw:frame draw:style-name="gr41" draw:text-style-name="P5" draw:layer="layout" svg:width="5.076cm" svg:height="1.585cm" svg:x="14.4cm" svg:y="10.045cm">
          <draw:text-box>
            <text:p>红色</text:p>
            <text:p>hóngsè</text:p>
          </draw:text-box>
        </draw:frame>
        <draw:frame draw:style-name="gr41" draw:text-style-name="P5" draw:layer="layout" svg:width="4.551cm" svg:height="1.585cm" svg:x="12.2cm" svg:y="6.945cm">
          <draw:text-box>
            <text:p>粉色</text:p>
            <text:p>fěnsè</text:p>
          </draw:text-box>
        </draw:frame>
        <draw:frame draw:style-name="gr41" draw:text-style-name="P5" draw:layer="layout" svg:width="7.151cm" svg:height="1.585cm" svg:x="12cm" svg:y="18.315cm">
          <draw:text-box>
            <text:p>橙黄色</text:p>
            <text:p>chénghuángsè</text:p>
          </draw:text-box>
        </draw:frame>
        <draw:frame draw:style-name="gr41" draw:text-style-name="P5" draw:layer="layout" svg:width="5.502cm" svg:height="1.585cm" svg:x="12.798cm" svg:y="21.945cm">
          <draw:text-box>
            <text:p>黄色</text:p>
            <text:p>huángsè<text:tab/></text:p>
          </draw:text-box>
        </draw:frame>
        <draw:frame draw:style-name="gr41" draw:text-style-name="P5" draw:layer="layout" svg:width="6.097cm" svg:height="1.585cm" svg:x="12.303cm" svg:y="24.115cm">
          <draw:text-box>
            <text:p>金黄色</text:p>
            <text:p>jīnhuángsè</text:p>
          </draw:text-box>
        </draw:frame>
        <draw:frame draw:style-name="gr41" draw:text-style-name="P5" draw:layer="layout" svg:width="4.518cm" svg:height="1.585cm" svg:x="13.882cm" svg:y="16.645cm">
          <draw:text-box>
            <text:p>银色</text:p>
            <text:p>yínsè</text:p>
          </draw:text-box>
        </draw:frame>
        <draw:frame draw:style-name="gr41" draw:text-style-name="P5" draw:layer="layout" svg:width="4.162cm" svg:height="1.585cm" svg:x="11.5cm" svg:y="11.1cm">
          <draw:text-box>
            <text:p>绿色</text:p>
            <text:p>lǜsè</text:p>
          </draw:text-box>
        </draw:frame>
        <draw:frame draw:style-name="gr41" draw:text-style-name="P5" draw:layer="layout" svg:width="4.374cm" svg:height="1.585cm" svg:x="13.126cm" svg:y="4.545cm">
          <draw:text-box>
            <text:p>褐色</text:p>
            <text:p>hèsè</text:p>
          </draw:text-box>
        </draw:frame>
        <draw:frame draw:style-name="gr41" draw:text-style-name="P5" draw:layer="layout" svg:width="7.103cm" svg:height="1.585cm" svg:x="10.097cm" svg:y="8.5cm">
          <draw:text-box>
            <text:p>淡蓝色</text:p>
            <text:p>dànlánsè</text:p>
          </draw:text-box>
        </draw:frame>
        <draw:frame draw:style-name="gr41" draw:text-style-name="P5" draw:layer="layout" svg:width="4.513cm" svg:height="1.585cm" svg:x="13.3cm" svg:y="19.915cm">
          <draw:text-box>
            <text:p>蓝色</text:p>
            <text:p>lánsè</text:p>
          </draw:text-box>
        </draw:frame>
        <draw:frame draw:style-name="gr41" draw:text-style-name="P5" draw:layer="layout" svg:width="6.274cm" svg:height="1.585cm" svg:x="12.326cm" svg:y="26.115cm">
          <draw:text-box>
            <text:p>藏青色</text:p>
            <text:p>zàngqīngsè</text:p>
          </draw:text-box>
        </draw:frame>
        <draw:frame draw:style-name="gr41" draw:text-style-name="P5" draw:layer="layout" svg:width="4.128cm" svg:height="1.585cm" svg:x="13.972cm" svg:y="14.5cm">
          <draw:text-box>
            <text:p>紫色</text:p>
            <text:p>zǐsè</text:p>
          </draw:text-box>
        </draw:frame>
        <draw:frame draw:style-name="gr41" draw:text-style-name="P5" draw:layer="layout" svg:width="4.513cm" svg:height="1.585cm" svg:x="13.287cm" svg:y="2cm">
          <draw:text-box>
            <text:p>黑色</text:p>
            <text:p>hēisè</text:p>
          </draw:text-box>
        </draw:frame>
        <draw:frame draw:style-name="gr41" draw:text-style-name="P5" draw:layer="layout" svg:width="4.513cm" svg:height="1.585cm" svg:x="13.287cm" svg:y="12.9cm">
          <draw:text-box>
            <text:p>白色</text:p>
            <text:p>báisè</text:p>
          </draw:text-box>
        </draw:frame>
        <draw:frame draw:style-name="gr41" draw:text-style-name="P5" draw:layer="layout" svg:width="5.502cm" svg:height="1.585cm" svg:x="10.598cm" svg:y="15.7cm">
          <draw:text-box>
            <text:p>肉色</text:p>
            <text:p>ròusè<text:tab/></text:p>
          </draw:text-box>
        </draw:frame>
        <draw:frame draw:style-name="gr42" draw:text-style-name="P5" draw:layer="layout" svg:width="3.702cm" svg:height="2.289cm" svg:x="9.4cm" svg:y="2.4cm">
          <draw:text-box>
            <text:p>黄绿色</text:p>
            <text:p>Huáng lǜsè</text:p>
          </draw:text-box>
        </draw:frame>
        <draw:frame draw:style-name="gr31" draw:text-style-name="P5" draw:layer="layout" svg:width="2.157cm" svg:height="1.586cm" svg:x="9.643cm" svg:y="22.914cm">
          <draw:text-box>
            <text:p>灰色</text:p>
            <text:p>Huīsè</text:p>
          </draw:text-box>
        </draw:frame>
      </draw:page>
      <draw:page draw:name="page7" draw:style-name="dp1" draw:master-page-name="標準">
        <draw:path draw:style-name="gr43" draw:text-style-name="P8" draw:layer="layout" svg:width="1.099cm" svg:height="1.199cm" svg:x="18.3cm" svg:y="20.7cm" svg:viewBox="0 0 1100 1200" svg:d="M0 1200c400-300 300-900 0-1200 367 0 733 0 1100 0 0 400 0 800 0 1200-367 0-733 0-1100 0z">
          <text:p/>
        </draw:path>
        <draw:frame draw:style-name="gr44" draw:text-style-name="P9" draw:layer="layout" svg:width="7.902cm" svg:height="17.288cm" svg:x="1.598cm" svg:y="5.7cm">
          <draw:text-box>
            <text:p text:style-name="P6">おなかがすきました・</text:p>
            <text:p text:style-name="P6"/>
            <text:p text:style-name="P6"/>
            <text:p text:style-name="P6">これをたべたいです・</text:p>
            <text:p text:style-name="P6"/>
            <text:p text:style-name="P6"/>
            <text:p text:style-name="P6">いくらですか・</text:p>
            <text:p text:style-name="P6"/>
            <text:p text:style-name="P6"/>
            <text:p text:style-name="P6">これをください・</text:p>
            <text:p text:style-name="P6"/>
            <text:p text:style-name="P6"/>
            <text:p text:style-name="P6">いただきます・</text:p>
            <text:p text:style-name="P6"/>
            <text:p text:style-name="P6"/>
            <text:p text:style-name="P6">おいしいです・</text:p>
            <text:p text:style-name="P6"/>
            <text:p text:style-name="P6"/>
            <text:p text:style-name="P6">ごちそうさま・</text:p>
            <text:p text:style-name="P6"/>
            <text:p text:style-name="P6">おなかいっぱいです・</text:p>
            <text:p text:style-name="P6"/>
            <text:p text:style-name="P6"/>
            <text:p text:style-name="P6">もうべられません・</text:p>
            <text:p text:style-name="P6"/>
            <text:p text:style-name="P6"/>
            <text:p text:style-name="P6">おかしはたれられますです・</text:p>
          </draw:text-box>
        </draw:frame>
        <draw:frame draw:style-name="gr38" draw:text-style-name="P5" draw:layer="layout" svg:width="4.1cm" svg:height="2.288cm" svg:x="15.9cm" svg:y="11.014cm">
          <draw:text-box>
            <text:p>很好吃。</text:p>
            <text:p>hěn hào chī.</text:p>
          </draw:text-box>
        </draw:frame>
        <draw:frame draw:style-name="gr45" draw:text-style-name="P5" draw:layer="layout" svg:width="4.651cm" svg:height="7.066cm" svg:x="12.649cm" svg:y="8.714cm">
          <draw:text-box>
            <text:p>我们吃吧</text:p>
            <text:p>wǒmen chī ba</text:p>
            <text:p/>
            <text:p/>
            <text:p/>
          </draw:text-box>
        </draw:frame>
        <draw:frame draw:style-name="gr46" draw:text-style-name="P5" draw:layer="layout" svg:width="4.651cm" svg:height="4.326cm" svg:x="15.049cm" svg:y="19.614cm">
          <draw:text-box>
            <text:p>我很饿</text:p>
            <text:p>Wǒ hěn è</text:p>
            <text:p/>
            <text:p/>
            <text:p/>
          </draw:text-box>
        </draw:frame>
        <draw:frame draw:style-name="gr31" draw:text-style-name="P5" draw:layer="layout" svg:width="6.344cm" svg:height="1.586cm" svg:x="14cm" svg:y="14.328cm">
          <draw:text-box>
            <text:p>谢谢你的用餐</text:p>
            <text:p>Xièxiè nǐ de yòngcān</text:p>
          </draw:text-box>
        </draw:frame>
        <draw:frame draw:style-name="gr31" draw:text-style-name="P5" draw:layer="layout" svg:width="4.651cm" svg:height="1.586cm" svg:x="13.4cm" svg:y="17.214cm">
          <draw:text-box>
            <text:p>多少钱？</text:p>
            <text:p>duōshǎo qián?</text:p>
          </draw:text-box>
        </draw:frame>
        <draw:frame draw:style-name="gr42" draw:text-style-name="P5" draw:layer="layout" svg:width="5.747cm" svg:height="2.289cm" svg:x="10.753cm" svg:y="5.914cm">
          <draw:text-box>
            <text:p>请给我这个</text:p>
            <text:p>Qǐng gěi wǒ zhège</text:p>
            <text:p/>
          </draw:text-box>
        </draw:frame>
        <draw:frame draw:style-name="gr31" draw:text-style-name="P5" draw:layer="layout" svg:width="6.069cm" svg:height="1.586cm" svg:x="11.231cm" svg:y="23.614cm">
          <draw:text-box>
            <text:p>我想吃这个</text:p>
            <text:p>Wǒ xiǎng chī zhège</text:p>
          </draw:text-box>
        </draw:frame>
        <draw:custom-shape draw:style-name="gr47" draw:text-style-name="P8" draw:layer="layout" svg:width="1.492cm" svg:height="1.492cm" svg:x="18.1cm" svg:y="19.4cm">
          <text:p/>
          <draw:enhanced-geometry svg:viewBox="0 0 21600 21600" draw:glue-points="10800 0 3163 3163 0 10800 3163 18437 10800 21600 18437 18437 21600 10800 18437 3163" draw:text-areas="3163 3163 18437 18437" draw:type="smiley" draw:modifiers="15161.95579370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path draw:style-name="gr48" draw:text-style-name="P10" draw:layer="layout" svg:width="0.62cm" svg:height="0.76cm" draw:transform="rotate (-2.71363792100078) translate (18.6159787967847cm 21.5927113056465cm)" svg:viewBox="0 0 621 761" svg:d="M0 761c105-6 509-368 613-380 93-11-687-354-595-381">
          <text:p/>
        </draw:path>
        <draw:path draw:style-name="gr48" draw:text-style-name="P10" draw:layer="layout" svg:width="0.62cm" svg:height="0.76cm" draw:transform="rotate (-2.71363792100078) translate (18.6169787967847cm 21.5937113056465cm)" svg:viewBox="0 0 621 761" svg:d="M0 761c105-6 509-368 613-380 93-11-687-354-595-381">
          <text:p/>
        </draw:path>
        <draw:path draw:style-name="gr48" draw:text-style-name="P10" draw:layer="layout" svg:width="0.562cm" svg:height="0.733cm" draw:transform="rotate (-2.71363792100078) translate (19.7124475315277cm 21.5662481424692cm)" svg:viewBox="0 0 563 734" svg:d="M8 734c105-6-79-524 25-536 93-11 439-171 530-198">
          <text:p/>
        </draw:path>
        <draw:frame draw:style-name="gr49" draw:text-style-name="P4" draw:layer="layout" svg:width="4.096cm" svg:height="1.585cm" svg:x="10cm" svg:y="25.5cm">
          <draw:text-box>
            <text:p>我很满</text:p>
            <text:p>Wǒ hěn mǎn</text:p>
          </draw:text-box>
        </draw:frame>
        <draw:frame draw:style-name="gr50" draw:text-style-name="P4" draw:layer="layout" svg:width="6.242cm" svg:height="1.585cm" svg:x="12.1cm" svg:y="12.6cm">
          <draw:text-box>
            <text:p>我不能再吃了</text:p>
            <text:p>Wǒ bùnéng zài chīle</text:p>
          </draw:text-box>
        </draw:frame>
        <draw:frame draw:style-name="gr51" draw:text-style-name="P4" draw:layer="layout" svg:width="5.828cm" svg:height="1.585cm" svg:x="12.1cm" svg:y="21.4cm">
          <draw:text-box>
            <text:p>我可以吃甜食</text:p>
            <text:p>Wǒ kěyǐ chī tiánshí</text:p>
          </draw:text-box>
        </draw:frame>
      </draw:page>
      <draw:page draw:name="page8" draw:style-name="dp1" draw:master-page-name="標準">
        <draw:frame draw:style-name="gr52" draw:text-style-name="P9" draw:layer="layout" svg:width="6.09cm" svg:height="16.098cm" svg:x="2cm" svg:y="8.7cm">
          <draw:text-box>
            <text:p text:style-name="P6">1月1日・</text:p>
            <text:p text:style-name="P6"/>
            <text:p text:style-name="P6"/>
            <text:p text:style-name="P6">月曜日・</text:p>
            <text:p text:style-name="P6"/>
            <text:p text:style-name="P6"/>
            <text:p text:style-name="P6">火曜日・</text:p>
            <text:p text:style-name="P6"/>
            <text:p text:style-name="P6"/>
            <text:p text:style-name="P6">水曜日・</text:p>
            <text:p text:style-name="P6"/>
            <text:p text:style-name="P6"/>
            <text:p text:style-name="P6">木曜日・</text:p>
            <text:p text:style-name="P6"/>
            <text:p text:style-name="P6"/>
            <text:p text:style-name="P6">金曜日・</text:p>
            <text:p text:style-name="P6"/>
            <text:p text:style-name="P6"/>
            <text:p text:style-name="P6">土曜日・</text:p>
            <text:p text:style-name="P6"/>
            <text:p text:style-name="P6"/>
            <text:p text:style-name="P6">日曜日・</text:p>
            <text:p text:style-name="P6"/>
            <text:p text:style-name="P6"/>
            <text:p text:style-name="P6">休日・</text:p>
          </draw:text-box>
        </draw:frame>
        <draw:frame draw:style-name="gr38" draw:text-style-name="P5" draw:layer="layout" svg:width="4.1cm" svg:height="2.288cm" svg:x="15.9cm" svg:y="11.014cm">
          <draw:text-box>
            <text:p>星期四</text:p>
            <text:p>Xīngqísì</text:p>
          </draw:text-box>
        </draw:frame>
        <draw:frame draw:style-name="gr53" draw:text-style-name="P5" draw:layer="layout" svg:width="3.251cm" svg:height="1.657cm" svg:x="12.649cm" svg:y="8.714cm">
          <draw:text-box>
            <text:p>1月1日</text:p>
            <text:p>1 Yuè 1 rì</text:p>
          </draw:text-box>
        </draw:frame>
        <draw:frame draw:style-name="gr46" draw:text-style-name="P5" draw:layer="layout" svg:width="4.651cm" svg:height="4.326cm" svg:x="15.049cm" svg:y="19.614cm">
          <draw:text-box>
            <text:p>星期三</text:p>
            <text:p>Xīngqísān</text:p>
          </draw:text-box>
        </draw:frame>
        <draw:frame draw:style-name="gr31" draw:text-style-name="P5" draw:layer="layout" svg:width="6.344cm" svg:height="1.586cm" svg:x="14cm" svg:y="14.328cm">
          <draw:text-box>
            <text:p>星期一</text:p>
            <text:p>Xīngqí yī</text:p>
          </draw:text-box>
        </draw:frame>
        <draw:frame draw:style-name="gr31" draw:text-style-name="P5" draw:layer="layout" svg:width="4.651cm" svg:height="1.586cm" svg:x="13.4cm" svg:y="17.214cm">
          <draw:text-box>
            <text:p>星期天</text:p>
            <text:p>Xīngqítiān</text:p>
          </draw:text-box>
        </draw:frame>
        <draw:frame draw:style-name="gr42" draw:text-style-name="P5" draw:layer="layout" svg:width="5.747cm" svg:height="2.289cm" svg:x="10.753cm" svg:y="5.914cm">
          <draw:text-box>
            <text:p>星期二</text:p>
            <text:p>Xīngqí'èr</text:p>
          </draw:text-box>
        </draw:frame>
        <draw:frame draw:style-name="gr31" draw:text-style-name="P5" draw:layer="layout" svg:width="6.069cm" svg:height="1.586cm" svg:x="11.231cm" svg:y="23.614cm">
          <draw:text-box>
            <text:p>星期五</text:p>
            <text:p>Xīngqíwǔ</text:p>
          </draw:text-box>
        </draw:frame>
        <draw:frame draw:style-name="gr31" draw:text-style-name="P5" draw:layer="layout" svg:width="2.966cm" svg:height="1.586cm" svg:x="9.149cm" svg:y="17.091cm">
          <draw:text-box>
            <text:p>星期六</text:p>
            <text:p>Xīngqíliù</text:p>
          </draw:text-box>
        </draw:frame>
        <draw:frame draw:style-name="gr31" draw:text-style-name="P5" draw:layer="layout" svg:width="3.144cm" svg:height="1.586cm" svg:x="10.356cm" svg:y="12.1cm">
          <draw:text-box>
            <text:p>一个假期</text:p>
            <text:p>Yīgè jiàqī</text:p>
          </draw:text-box>
        </draw:frame>
      </draw:page>
      <draw:page draw:name="page9" draw:style-name="dp1" draw:master-page-name="標準">
        <draw:frame draw:style-name="gr54" draw:text-style-name="P9" draw:layer="layout" svg:width="7.661cm" svg:height="12.24cm" svg:x="1.795cm" svg:y="9.06cm">
          <draw:text-box>
            <text:p text:style-name="P6">こんにちは・</text:p>
            <text:p text:style-name="P6"/>
            <text:p text:style-name="P6"/>
            <text:p text:style-name="P6">お元気ですか・</text:p>
            <text:p text:style-name="P6"/>
            <text:p text:style-name="P6"/>
            <text:p text:style-name="P6">かぜをひきました・</text:p>
            <text:p text:style-name="P6"/>
            <text:p text:style-name="P6"/>
            <text:p text:style-name="P6">おいしゃさんはどこですか・</text:p>
            <text:p text:style-name="P6"/>
            <text:p text:style-name="P6"/>
            <text:p text:style-name="P6">わたしがいしゃです・</text:p>
            <text:p text:style-name="P6"/>
            <text:p text:style-name="P6"/>
            <text:p text:style-name="P6">みてください・</text:p>
            <text:p text:style-name="P6"/>
            <text:p text:style-name="P6"/>
            <text:p text:style-name="P6">ておくれです・</text:p>
          </draw:text-box>
        </draw:frame>
        <draw:frame draw:style-name="gr31" draw:text-style-name="P5" draw:layer="layout" svg:width="2.72cm" svg:height="1.586cm" svg:x="10.68cm" svg:y="6.714cm">
          <draw:text-box>
            <text:p>您好</text:p>
            <text:p>Nín hǎo</text:p>
          </draw:text-box>
        </draw:frame>
        <draw:frame draw:style-name="gr31" draw:text-style-name="P5" draw:layer="layout" svg:width="5.607cm" svg:height="1.586cm" svg:x="12.2cm" svg:y="17.1cm">
          <draw:text-box>
            <text:p>你今天好吗？</text:p>
            <text:p>Nǐ jīntiān hǎo ma?</text:p>
          </draw:text-box>
        </draw:frame>
        <draw:frame draw:style-name="gr31" draw:text-style-name="P5" draw:layer="layout" svg:width="4.409cm" svg:height="1.586cm" svg:x="12.2cm" svg:y="19.914cm">
          <draw:text-box>
            <text:p>我感冒了</text:p>
            <text:p>Wǒ gǎnmàole</text:p>
          </draw:text-box>
        </draw:frame>
        <draw:frame draw:style-name="gr31" draw:text-style-name="P5" draw:layer="layout" svg:width="5.324cm" svg:height="1.586cm" svg:x="13cm" svg:y="12.5cm">
          <draw:text-box>
            <text:p>医生在哪里？</text:p>
            <text:p>Yīshēng zài nǎlǐ?</text:p>
          </draw:text-box>
        </draw:frame>
        <draw:frame draw:style-name="gr31" draw:text-style-name="P5" draw:layer="layout" svg:width="5.053cm" svg:height="1.586cm" svg:x="11.5cm" svg:y="23.614cm">
          <draw:text-box>
            <text:p>我是医生。</text:p>
            <text:p>Wǒ shì yīshēng.</text:p>
          </draw:text-box>
        </draw:frame>
        <draw:frame draw:style-name="gr31" draw:text-style-name="P5" draw:layer="layout" svg:width="4.795cm" svg:height="1.586cm" svg:x="11cm" svg:y="14.8cm">
          <draw:text-box>
            <text:p>请诊断</text:p>
            <text:p>Qǐng zhěnduàn</text:p>
          </draw:text-box>
        </draw:frame>
        <draw:frame draw:style-name="gr31" draw:text-style-name="P5" draw:layer="layout" svg:width="4.769cm" svg:height="1.586cm" svg:x="12.6cm" svg:y="9cm">
          <draw:text-box>
            <text:p>为时已晚。</text:p>
            <text:p>Wéi shí yǐ wǎn.</text:p>
          </draw:text-box>
        </draw:frame>
      </draw:page>
      <draw:page draw:name="page10" draw:style-name="dp1" draw:master-page-name="標準">
        <draw:frame draw:style-name="gr55" draw:text-style-name="P4" draw:layer="layout" svg:width="9.654cm" svg:height="0.882cm" svg:x="3.8cm" svg:y="5.5cm">
          <draw:text-box>
            <text:p>わたしのせんとうりょくは５３万です</text:p>
          </draw:text-box>
        </draw:frame>
        <draw:frame draw:style-name="gr56" draw:text-style-name="P4" draw:layer="layout" svg:width="5.586cm" svg:height="0.882cm" svg:x="2.9cm" svg:y="9.7cm">
          <draw:text-box>
            <text:p>じゃ ケッコンすっか</text:p>
          </draw:text-box>
        </draw:frame>
        <draw:frame draw:style-name="gr57" draw:text-style-name="P4" draw:layer="layout" svg:width="8.744cm" svg:height="1.657cm" svg:x="10.2cm" svg:y="12.2cm">
          <draw:text-box>
            <text:p>我的战斗力是530,000</text:p>
            <text:p>Wǒ de zhàndòulì shì 530,000</text:p>
          </draw:text-box>
        </draw:frame>
        <draw:frame draw:style-name="gr57" draw:text-style-name="P4" draw:layer="layout" svg:width="5.074cm" svg:height="1.585cm" svg:x="11.7cm" svg:y="8.2cm">
          <draw:text-box>
            <text:p>我们结婚吧</text:p>
            <text:p>Wǒmenjiéhūnba</text:p>
          </draw:text-box>
        </draw:frame>
        <draw:frame draw:style-name="gr58" draw:text-style-name="P4" draw:layer="layout" svg:width="7.415cm" svg:height="0.882cm" svg:x="2.5cm" svg:y="19.018cm">
          <draw:text-box>
            <text:p>もうちっとだけつづくんじゃ</text:p>
          </draw:text-box>
        </draw:frame>
        <draw:frame draw:style-name="gr57" draw:text-style-name="P4" draw:layer="layout" svg:width="8.77cm" svg:height="0.882cm" svg:x="2.3cm" svg:y="23.918cm">
          <draw:text-box>
            <text:p>一体みんな誰と戦っているんだ</text:p>
          </draw:text-box>
        </draw:frame>
        <draw:frame draw:style-name="gr57" draw:text-style-name="P4" draw:layer="layout" svg:width="9.155cm" svg:height="1.585cm" svg:x="9.8cm" svg:y="3cm">
          <draw:text-box>
            <text:p>你到底打算和谁打架？</text:p>
            <text:p>Nǐ dàodǐ dǎsuàn hé shéi dǎjià?</text:p>
          </draw:text-box>
        </draw:frame>
        <draw:frame draw:style-name="gr57" draw:text-style-name="P4" draw:layer="layout" svg:width="6.776cm" svg:height="2.216cm" svg:x="11.7cm" svg:y="17.9cm">
          <draw:text-box>
            <text:p/>
            <text:p>我会继续多一点</text:p>
            <text:p>Wǒ huì jìxù duō yīdiǎn</text:p>
          </draw:text-box>
        </draw:frame>
        <draw:frame draw:style-name="gr57" draw:text-style-name="P4" draw:layer="layout" svg:width="8.253cm" svg:height="0.882cm" svg:x="2.1cm" svg:y="13.3cm">
          <draw:text-box>
            <text:p>これからがほんとうのじごくだ</text:p>
          </draw:text-box>
        </draw:frame>
        <draw:frame draw:style-name="gr57" draw:text-style-name="P4" draw:layer="layout" svg:width="6.209cm" svg:height="1.585cm" svg:x="11.2cm" svg:y="25.4cm">
          <draw:text-box>
            <text:p>这真是个地狱</text:p>
            <text:p>Zhè zhēnshi gè dìyù</text:p>
          </draw:text-box>
        </draw:frame>
      </draw:page>
      <draw:page draw:name="page11" draw:style-name="dp1" draw:master-page-name="標準">
        <draw:frame draw:style-name="gr59" draw:layer="layout" svg:width="19.148cm" svg:height="4.812cm" svg:x="0.927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0" draw:text-style-name="P11" draw:layer="layout" svg:width="9.396cm" svg:height="1.165cm" svg:x="5.5cm" svg:y="2.2cm">
          <draw:text-box>
            <text:p><text:span text:style-name="T5">ピンインをおぼえよう！</text:span></text:p>
          </draw:text-box>
        </draw:frame>
        <draw:frame draw:style-name="gr61" draw:text-style-name="P12" draw:layer="layout" svg:width="2.705cm" svg:height="15.02cm" svg:x="3.7cm" svg:y="11.3cm">
          <draw:text-box>
            <text:p><text:span text:style-name="T4">b </text:span><text:span text:style-name="T4"><text:tab/></text:span><text:span text:style-name="T4">ボー</text:span></text:p>
            <text:p><text:span text:style-name="T4">p <text:s/></text:span><text:span text:style-name="T4"><text:tab/></text:span><text:span text:style-name="T4">ポー</text:span></text:p>
            <text:p><text:span text:style-name="T4">m </text:span><text:span text:style-name="T4"><text:tab/></text:span><text:span text:style-name="T4">モー</text:span></text:p>
            <text:p><text:span text:style-name="T4">f </text:span><text:span text:style-name="T4"><text:tab/></text:span><text:span text:style-name="T4">フォ</text:span></text:p>
            <text:p><text:span text:style-name="T4"/></text:p>
            <text:p><text:span text:style-name="T4">d </text:span><text:span text:style-name="T4"><text:tab/></text:span><text:span text:style-name="T4">トー</text:span></text:p>
            <text:p><text:span text:style-name="T4">t </text:span><text:span text:style-name="T4"><text:tab/></text:span><text:span text:style-name="T4">ドー</text:span></text:p>
            <text:p><text:span text:style-name="T4">n </text:span><text:span text:style-name="T4"><text:tab/></text:span><text:span text:style-name="T4">ノー</text:span></text:p>
            <text:p><text:span text:style-name="T4">l </text:span><text:span text:style-name="T4"><text:tab/></text:span><text:span text:style-name="T4">ロ</text:span></text:p>
            <text:p><text:span text:style-name="T4"/></text:p>
            <text:p><text:span text:style-name="T4">g </text:span><text:span text:style-name="T4"><text:tab/></text:span><text:span text:style-name="T4">コー</text:span></text:p>
            <text:p><text:span text:style-name="T4">k </text:span><text:span text:style-name="T4"><text:tab/></text:span><text:span text:style-name="T4">コー</text:span></text:p>
            <text:p><text:span text:style-name="T4">h </text:span><text:span text:style-name="T4"><text:tab/></text:span><text:span text:style-name="T4">ホ</text:span></text:p>
            <text:p><text:span text:style-name="T4"/></text:p>
            <text:p><text:span text:style-name="T4">j </text:span><text:span text:style-name="T4"><text:tab/></text:span><text:span text:style-name="T4">ジー</text:span></text:p>
            <text:p><text:span text:style-name="T4">q </text:span><text:span text:style-name="T4"><text:tab/></text:span><text:span text:style-name="T4">チー</text:span></text:p>
            <text:p><text:span text:style-name="T4">x </text:span><text:span text:style-name="T4"><text:tab/></text:span><text:span text:style-name="T4">シー</text:span></text:p>
            <text:p><text:span text:style-name="T4"/></text:p>
            <text:p><text:span text:style-name="T4"/></text:p>
            <text:p><text:span text:style-name="T4">zh </text:span><text:span text:style-name="T4"><text:tab/></text:span><text:span text:style-name="T4">チー</text:span></text:p>
            <text:p><text:span text:style-name="T4">ch </text:span><text:span text:style-name="T4"><text:tab/></text:span><text:span text:style-name="T4">チー</text:span></text:p>
            <text:p><text:span text:style-name="T4">sh </text:span><text:span text:style-name="T4"><text:tab/></text:span><text:span text:style-name="T4">シー</text:span></text:p>
            <text:p><text:span text:style-name="T4">r </text:span><text:span text:style-name="T4"><text:tab/></text:span><text:span text:style-name="T4">リ</text:span></text:p>
            <text:p><text:span text:style-name="T4"/></text:p>
            <text:p><text:span text:style-name="T4">z </text:span><text:span text:style-name="T4"><text:tab/></text:span><text:span text:style-name="T4">ズー</text:span></text:p>
            <text:p><text:span text:style-name="T4">c </text:span><text:span text:style-name="T4"><text:tab/></text:span><text:span text:style-name="T4">ツー</text:span></text:p>
            <text:p><text:span text:style-name="T4">s </text:span><text:span text:style-name="T4"><text:tab/></text:span><text:span text:style-name="T4">スー</text:span></text:p>
          </draw:text-box>
        </draw:frame>
      </draw:page>
      <draw:page draw:name="page12" draw:style-name="dp1" draw:master-page-name="標準">
        <draw:frame draw:style-name="gr62" draw:text-style-name="P12" draw:layer="layout" svg:width="2.705cm" svg:height="15.02cm" svg:x="4.195cm" svg:y="7.5cm">
          <draw:text-box>
            <text:p><text:span text:style-name="T4">b </text:span></text:p>
            <text:p><text:span text:style-name="T4">p </text:span></text:p>
            <text:p><text:span text:style-name="T4">m</text:span></text:p>
            <text:p><text:span text:style-name="T4"/></text:p>
            <text:p><text:span text:style-name="T4">f </text:span></text:p>
            <text:p><text:span text:style-name="T4">d</text:span></text:p>
            <text:p><text:span text:style-name="T4">t</text:span></text:p>
            <text:p><text:span text:style-name="T4">n</text:span></text:p>
            <text:p><text:span text:style-name="T4">l </text:span></text:p>
            <text:p><text:span text:style-name="T4"/></text:p>
            <text:p><text:span text:style-name="T4">g</text:span></text:p>
            <text:p><text:span text:style-name="T4">k</text:span></text:p>
            <text:p><text:span text:style-name="T4">h</text:span></text:p>
            <text:p><text:span text:style-name="T4"/></text:p>
            <text:p><text:span text:style-name="T4">j</text:span></text:p>
            <text:p><text:span text:style-name="T4">q</text:span></text:p>
            <text:p><text:span text:style-name="T4">x</text:span></text:p>
            <text:p><text:span text:style-name="T4"/></text:p>
            <text:p><text:span text:style-name="T4"/></text:p>
            <text:p><text:span text:style-name="T4">zh</text:span></text:p>
            <text:p><text:span text:style-name="T4">ch</text:span></text:p>
            <text:p><text:span text:style-name="T4">sh</text:span></text:p>
            <text:p><text:span text:style-name="T4">r </text:span></text:p>
            <text:p><text:span text:style-name="T4"/></text:p>
            <text:p><text:span text:style-name="T4">z</text:span></text:p>
            <text:p><text:span text:style-name="T4">c</text:span></text:p>
            <text:p><text:span text:style-name="T4">s</text:span></text:p>
          </draw:text-box>
        </draw:frame>
        <draw:frame draw:style-name="gr62" draw:text-style-name="P12" draw:layer="layout" svg:width="2.705cm" svg:height="14.684cm" svg:x="10.195cm" svg:y="7.316cm">
          <draw:text-box>
            <text:p><text:span text:style-name="T4"><text:s/></text:span><text:span text:style-name="T4"><text:tab/></text:span><text:span text:style-name="T4">ジー</text:span></text:p>
            <text:p><text:span text:style-name="T4"><text:s/></text:span><text:span text:style-name="T4"><text:tab/></text:span><text:span text:style-name="T4">スー</text:span></text:p>
            <text:p><text:span text:style-name="T4"><text:s/></text:span><text:span text:style-name="T4"><text:tab/></text:span><text:span text:style-name="T4">シー</text:span></text:p>
            <text:p><text:span text:style-name="T4"><text:s/></text:span><text:span text:style-name="T4"><text:tab/></text:span><text:span text:style-name="T4">リ</text:span></text:p>
            <text:p><text:span text:style-name="T4"/></text:p>
            <text:p><text:span text:style-name="T4"><text:s/></text:span><text:span text:style-name="T4"><text:tab/></text:span><text:span text:style-name="T4">ボー</text:span></text:p>
            <text:p><text:span text:style-name="T4"><text:s/></text:span><text:span text:style-name="T4"><text:tab/></text:span><text:span text:style-name="T4">シー</text:span></text:p>
            <text:p><text:span text:style-name="T4"/></text:p>
            <text:p><text:span text:style-name="T4"/></text:p>
            <text:p><text:span text:style-name="T4"><text:s/></text:span><text:span text:style-name="T4"><text:tab/></text:span><text:span text:style-name="T4">チー</text:span></text:p>
            <text:p><text:span text:style-name="T4"><text:s/></text:span><text:span text:style-name="T4"><text:tab/></text:span><text:span text:style-name="T4">チー</text:span></text:p>
            <text:p><text:span text:style-name="T4"><text:s/></text:span><text:span text:style-name="T4"><text:tab/></text:span><text:span text:style-name="T4">チー</text:span></text:p>
            <text:p><text:span text:style-name="T4"><text:s text:c="2"/></text:span><text:span text:style-name="T4"><text:tab/></text:span><text:span text:style-name="T4">ポー</text:span></text:p>
            <text:p><text:span text:style-name="T4"><text:s/></text:span><text:span text:style-name="T4"><text:tab/></text:span><text:span text:style-name="T4">モー</text:span></text:p>
            <text:p><text:span text:style-name="T4"><text:s/></text:span><text:span text:style-name="T4"><text:tab/></text:span><text:span text:style-name="T4">フォ</text:span></text:p>
            <text:p><text:span text:style-name="T4"/></text:p>
            <text:p><text:span text:style-name="T4"><text:s/></text:span><text:span text:style-name="T4"><text:tab/></text:span><text:span text:style-name="T4">ロ</text:span></text:p>
            <text:p><text:span text:style-name="T4"/></text:p>
            <text:p><text:span text:style-name="T4"><text:s/></text:span><text:span text:style-name="T4"><text:tab/></text:span><text:span text:style-name="T4">コー</text:span></text:p>
            <text:p><text:span text:style-name="T4"><text:s/></text:span><text:span text:style-name="T4"><text:tab/></text:span><text:span text:style-name="T4">トー</text:span></text:p>
            <text:p><text:span text:style-name="T4"><text:s/></text:span><text:span text:style-name="T4"><text:tab/></text:span><text:span text:style-name="T4">ドー</text:span></text:p>
            <text:p><text:span text:style-name="T4"><text:s/></text:span><text:span text:style-name="T4"><text:tab/></text:span><text:span text:style-name="T4">ノー</text:span></text:p>
            <text:p><text:span text:style-name="T4"><text:s/></text:span><text:span text:style-name="T4"><text:tab/></text:span><text:span text:style-name="T4">コー</text:span></text:p>
            <text:p><text:span text:style-name="T4"><text:s/></text:span><text:span text:style-name="T4"><text:tab/></text:span><text:span text:style-name="T4">ホ</text:span></text:p>
            <text:p><text:span text:style-name="T4"/></text:p>
            <text:p><text:span text:style-name="T4"><text:s/></text:span><text:span text:style-name="T4"><text:tab/></text:span><text:span text:style-name="T4">ズー</text:span></text:p>
            <text:p><text:span text:style-name="T4"><text:s/></text:span><text:span text:style-name="T4"><text:tab/></text:span><text:span text:style-name="T4">ツー</text:span></text:p>
            <text:p/>
          </draw:text-box>
        </draw:frame>
      </draw:page>
      <draw:page draw:name="page13" draw:style-name="dp1" draw:master-page-name="標準">
        <draw:frame draw:style-name="gr62" draw:text-style-name="P12" draw:layer="layout" svg:width="2.705cm" svg:height="14.684cm" svg:x="12.695cm" svg:y="8.6cm">
          <draw:text-box>
            <text:p><text:span text:style-name="T4"><text:s/></text:span><text:span text:style-name="T4"><text:tab/></text:span><text:span text:style-name="T4">ボー</text:span></text:p>
            <text:p><text:span text:style-name="T4"><text:s text:c="2"/></text:span><text:span text:style-name="T4"><text:tab/></text:span><text:span text:style-name="T4">ポー</text:span></text:p>
            <text:p><text:span text:style-name="T4"><text:s/></text:span><text:span text:style-name="T4"><text:tab/></text:span><text:span text:style-name="T4">モー</text:span></text:p>
            <text:p><text:span text:style-name="T4"><text:s/></text:span><text:span text:style-name="T4"><text:tab/></text:span><text:span text:style-name="T4">フォ</text:span></text:p>
            <text:p><text:span text:style-name="T4"/></text:p>
            <text:p><text:span text:style-name="T4"><text:s/></text:span><text:span text:style-name="T4"><text:tab/></text:span><text:span text:style-name="T4">トー</text:span></text:p>
            <text:p><text:span text:style-name="T4"><text:s/></text:span><text:span text:style-name="T4"><text:tab/></text:span><text:span text:style-name="T4">ドー</text:span></text:p>
            <text:p><text:span text:style-name="T4"><text:s/></text:span><text:span text:style-name="T4"><text:tab/></text:span><text:span text:style-name="T4">ノー</text:span></text:p>
            <text:p><text:span text:style-name="T4"><text:s/></text:span><text:span text:style-name="T4"><text:tab/></text:span><text:span text:style-name="T4">ロ</text:span></text:p>
            <text:p><text:span text:style-name="T4"/></text:p>
            <text:p><text:span text:style-name="T4"><text:s/></text:span><text:span text:style-name="T4"><text:tab/></text:span><text:span text:style-name="T4">コー</text:span></text:p>
            <text:p><text:span text:style-name="T4"><text:s/></text:span><text:span text:style-name="T4"><text:tab/></text:span><text:span text:style-name="T4">コー</text:span></text:p>
            <text:p><text:span text:style-name="T4"><text:s/></text:span><text:span text:style-name="T4"><text:tab/></text:span><text:span text:style-name="T4">ホ</text:span></text:p>
            <text:p><text:span text:style-name="T4"/></text:p>
            <text:p><text:span text:style-name="T4"><text:s/></text:span><text:span text:style-name="T4"><text:tab/></text:span><text:span text:style-name="T4">ジー</text:span></text:p>
            <text:p><text:span text:style-name="T4"><text:s/></text:span><text:span text:style-name="T4"><text:tab/></text:span><text:span text:style-name="T4">チー</text:span></text:p>
            <text:p><text:span text:style-name="T4"><text:s/></text:span><text:span text:style-name="T4"><text:tab/></text:span><text:span text:style-name="T4">シー</text:span></text:p>
            <text:p><text:span text:style-name="T4"/></text:p>
            <text:p><text:span text:style-name="T4"/></text:p>
            <text:p><text:span text:style-name="T4"><text:s/></text:span><text:span text:style-name="T4"><text:tab/></text:span><text:span text:style-name="T4">チー</text:span></text:p>
            <text:p><text:span text:style-name="T4"><text:s/></text:span><text:span text:style-name="T4"><text:tab/></text:span><text:span text:style-name="T4">チー</text:span></text:p>
            <text:p><text:span text:style-name="T4"><text:s/></text:span><text:span text:style-name="T4"><text:tab/></text:span><text:span text:style-name="T4">シー</text:span></text:p>
            <text:p><text:span text:style-name="T4"><text:s/></text:span><text:span text:style-name="T4"><text:tab/></text:span><text:span text:style-name="T4">リ</text:span></text:p>
            <text:p><text:span text:style-name="T4"/></text:p>
            <text:p><text:span text:style-name="T4"><text:s/></text:span><text:span text:style-name="T4"><text:tab/></text:span><text:span text:style-name="T4">ズー</text:span></text:p>
            <text:p><text:span text:style-name="T4"><text:s/></text:span><text:span text:style-name="T4"><text:tab/></text:span><text:span text:style-name="T4">ツー</text:span></text:p>
            <text:p><text:span text:style-name="T4"><text:s/></text:span><text:span text:style-name="T4"><text:tab/></text:span><text:span text:style-name="T4">スー</text:span></text:p>
          </draw:text-box>
        </draw:frame>
        <draw:frame draw:style-name="gr63" draw:text-style-name="P12" draw:layer="layout" svg:width="2.705cm" svg:height="16.114cm" svg:x="7.7cm" svg:y="7.5cm">
          <draw:text-box>
            <text:p><text:span text:style-name="T4">b </text:span></text:p>
            <text:p><text:span text:style-name="T4"/></text:p>
            <text:p><text:span text:style-name="T4"/></text:p>
            <text:p><text:span text:style-name="T4">p </text:span></text:p>
            <text:p><text:span text:style-name="T4">d</text:span></text:p>
            <text:p><text:span text:style-name="T4">t</text:span></text:p>
            <text:p><text:span text:style-name="T4">n</text:span></text:p>
            <text:p><text:span text:style-name="T4">M</text:span></text:p>
            <text:p><text:span text:style-name="T4"/></text:p>
            <text:p><text:span text:style-name="T4">f </text:span></text:p>
            <text:p><text:span text:style-name="T4">l </text:span></text:p>
            <text:p><text:span text:style-name="T4"/></text:p>
            <text:p><text:span text:style-name="T4">g</text:span></text:p>
            <text:p><text:span text:style-name="T4">k</text:span></text:p>
            <text:p><text:span text:style-name="T4">h</text:span></text:p>
            <text:p><text:span text:style-name="T4"/></text:p>
            <text:p><text:span text:style-name="T4">j</text:span></text:p>
            <text:p><text:span text:style-name="T4">q</text:span></text:p>
            <text:p><text:span text:style-name="T4">x</text:span></text:p>
            <text:p><text:span text:style-name="T4"/></text:p>
            <text:p><text:span text:style-name="T4"/></text:p>
            <text:p><text:span text:style-name="T4">zh</text:span></text:p>
            <text:p><text:span text:style-name="T4">ch</text:span></text:p>
            <text:p><text:span text:style-name="T4">sh</text:span></text:p>
            <text:p><text:span text:style-name="T4">r </text:span></text:p>
            <text:p><text:span text:style-name="T4"/></text:p>
            <text:p><text:span text:style-name="T4">z</text:span></text:p>
            <text:p><text:span text:style-name="T4">c</text:span></text:p>
            <text:p><text:span text:style-name="T4">s</text:span></text:p>
          </draw:text-box>
        </draw:frame>
      </draw:page>
      <draw:page draw:name="page14" draw:style-name="dp1" draw:master-page-name="標準">
        <draw:frame draw:style-name="gr64" draw:text-style-name="P13" draw:layer="layout" svg:width="1.772cm" svg:height="1.517cm" svg:x="6.9cm" svg:y="5cm">
          <draw:text-box>
            <text:p><text:span text:style-name="T6">们</text:span></text:p>
          </draw:text-box>
        </draw:frame>
        <draw:frame draw:style-name="gr65" draw:text-style-name="P4" draw:layer="layout" svg:width="3.88cm" svg:height="0.882cm" svg:x="9.9cm" svg:y="5.8cm">
          <draw:text-box>
            <text:p>をつけよう！</text:p>
          </draw:text-box>
        </draw:frame>
        <draw:frame draw:style-name="gr66" draw:text-style-name="P4" draw:layer="layout" svg:width="1.734cm" svg:height="0.954cm" svg:x="6.866cm" svg:y="6.6cm">
          <draw:text-box>
            <text:p>men</text:p>
          </draw:text-box>
        </draw:frame>
        <draw:frame draw:style-name="gr67" draw:text-style-name="P4" draw:layer="layout" svg:width="2.339cm" svg:height="1.165cm" svg:x="3.9cm" svg:y="9.1cm">
          <draw:text-box>
            <text:p><text:span text:style-name="T5">学生</text:span></text:p>
          </draw:text-box>
        </draw:frame>
        <draw:custom-shape draw:style-name="gr68" draw:text-style-name="P14" draw:layer="layout" svg:width="2.2cm" svg:height="0.9cm" svg:x="8.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5" draw:layer="layout" svg:width="3.889cm" svg:height="1.94cm" svg:x="11.024cm" svg:y="8.918cm">
          <draw:text-box>
            <text:p><text:span text:style-name="T7">学生</text:span></text:p>
          </draw:text-box>
        </draw:frame>
        <draw:custom-shape draw:style-name="gr70" draw:text-style-name="P8" draw:layer="layout" svg:width="2.1cm" svg:height="1.9cm" svg:x="14.6cm" svg:y="9cm">
          <text:p/>
          <draw:enhanced-geometry svg:viewBox="0 0 21600 21600" draw:type="rectangle" draw:enhanced-path="M 0 0 L 21600 0 21600 21600 0 21600 0 0 Z N"/>
        </draw:custom-shape>
        <draw:frame draw:style-name="gr71" draw:text-style-name="P4" draw:layer="layout" svg:width="3.245cm" svg:height="0.954cm" svg:x="3.4cm" svg:y="10.1cm">
          <draw:text-box>
            <text:p>xuésheng</text:p>
          </draw:text-box>
        </draw:frame>
        <draw:custom-shape draw:style-name="gr72" draw:text-style-name="P8" draw:layer="layout" svg:width="5.6cm" svg:height="0.8cm" svg:x="11.3cm" svg:y="11.2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2.407cm" svg:height="0.883cm" svg:x="3.793cm" svg:y="11.5cm">
          <draw:text-box>
            <text:p>（学生）</text:p>
          </draw:text-box>
        </draw:frame>
        <draw:frame draw:style-name="gr36" draw:text-style-name="P5" draw:layer="layout" svg:width="3.9cm" svg:height="0.882cm" svg:x="12cm" svg:y="12.218cm">
          <draw:text-box>
            <text:p>（学生全員）</text:p>
          </draw:text-box>
        </draw:frame>
        <draw:frame draw:style-name="gr67" draw:text-style-name="P4" draw:layer="layout" svg:width="2.339cm" svg:height="1.165cm" svg:x="3.925cm" svg:y="15.1cm">
          <draw:text-box>
            <text:p><text:span text:style-name="T5">朋友</text:span></text:p>
          </draw:text-box>
        </draw:frame>
        <draw:custom-shape draw:style-name="gr68" draw:text-style-name="P14" draw:layer="layout" svg:width="2.2cm" svg:height="0.9cm" svg:x="8.325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5" draw:layer="layout" svg:width="3.889cm" svg:height="1.94cm" svg:x="11.049cm" svg:y="14.918cm">
          <draw:text-box>
            <text:p><text:span text:style-name="T7">朋友</text:span></text:p>
          </draw:text-box>
        </draw:frame>
        <draw:custom-shape draw:style-name="gr73" draw:text-style-name="P8" draw:layer="layout" svg:width="2.1cm" svg:height="1.9cm" svg:x="14.625cm" svg:y="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5.6cm" svg:height="0.8cm" svg:x="11.325cm" svg:y="17.2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2.407cm" svg:height="0.883cm" svg:x="3.818cm" svg:y="17.5cm">
          <draw:text-box>
            <text:p>（友達）</text:p>
          </draw:text-box>
        </draw:frame>
        <draw:frame draw:style-name="gr36" draw:text-style-name="P5" draw:layer="layout" svg:width="3.9cm" svg:height="0.882cm" svg:x="12.025cm" svg:y="18.218cm">
          <draw:text-box>
            <text:p>（友達全員）</text:p>
          </draw:text-box>
        </draw:frame>
        <draw:frame draw:style-name="gr67" draw:text-style-name="P4" draw:layer="layout" svg:width="2.339cm" svg:height="1.165cm" svg:x="3.95cm" svg:y="21cm">
          <draw:text-box>
            <text:p><text:span text:style-name="T5">家庭</text:span></text:p>
          </draw:text-box>
        </draw:frame>
        <draw:custom-shape draw:style-name="gr68" draw:text-style-name="P14" draw:layer="layout" svg:width="2.2cm" svg:height="0.9cm" svg:x="8.35cm" svg:y="2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9" draw:text-style-name="P15" draw:layer="layout" svg:width="3.889cm" svg:height="1.94cm" svg:x="11.074cm" svg:y="20.818cm">
          <draw:text-box>
            <text:p><text:span text:style-name="T7">家庭</text:span></text:p>
          </draw:text-box>
        </draw:frame>
        <draw:custom-shape draw:style-name="gr73" draw:text-style-name="P8" draw:layer="layout" svg:width="2.1cm" svg:height="1.9cm" svg:x="14.65cm" svg:y="20.9cm">
          <text:p/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2.369cm" svg:height="0.954cm" svg:x="3.9cm" svg:y="22.146cm">
          <draw:text-box>
            <text:p>Jiātíng</text:p>
          </draw:text-box>
        </draw:frame>
        <draw:custom-shape draw:style-name="gr72" draw:text-style-name="P8" draw:layer="layout" svg:width="5.6cm" svg:height="0.8cm" svg:x="11.35cm" svg:y="23.1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2.407cm" svg:height="0.883cm" svg:x="3.843cm" svg:y="23.4cm">
          <draw:text-box>
            <text:p>（家族）</text:p>
          </draw:text-box>
        </draw:frame>
        <draw:frame draw:style-name="gr36" draw:text-style-name="P5" draw:layer="layout" svg:width="3.9cm" svg:height="0.882cm" svg:x="12.05cm" svg:y="24.118cm">
          <draw:text-box>
            <text:p>（家族全員）</text:p>
          </draw:text-box>
        </draw:frame>
        <draw:frame draw:style-name="gr75" draw:text-style-name="P4" draw:layer="layout" svg:width="4.477cm" svg:height="0.954cm" svg:x="12cm" svg:y="11.1cm">
          <draw:text-box>
            <text:p>xuéshengmen</text:p>
          </draw:text-box>
        </draw:frame>
        <draw:frame draw:style-name="gr64" draw:text-style-name="P13" draw:layer="layout" svg:width="1.772cm" svg:height="1.517cm" svg:x="14.7cm" svg:y="9.183cm">
          <draw:text-box>
            <text:p><text:span text:style-name="T6">们</text:span></text:p>
          </draw:text-box>
        </draw:frame>
        <draw:frame draw:style-name="gr76" draw:text-style-name="P4" draw:layer="layout" svg:width="2.928cm" svg:height="0.954cm" svg:x="3.5cm" svg:y="16.4cm">
          <draw:text-box>
            <text:p>péngyou</text:p>
          </draw:text-box>
        </draw:frame>
      </draw:page>
      <draw:page draw:name="page15" draw:style-name="dp1" draw:master-page-name="標準">
        <draw:custom-shape draw:style-name="gr77" draw:text-style-name="P16" draw:layer="layout" svg:width="1.492cm" svg:height="1.492cm" svg:x="4.77cm" svg:y="3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8" draw:text-style-name="P17" draw:layer="layout" svg:width="4.1cm" svg:height="2.359cm" svg:x="15.5cm" svg:y="25.382cm">
          <draw:text-box>
            <text:p><text:span text:style-name="T8">・</text:span><text:span text:style-name="T9">我们</text:span></text:p>
          </draw:text-box>
        </draw:frame>
        <draw:custom-shape draw:style-name="gr47" draw:text-style-name="P8" draw:layer="layout" svg:width="1.492cm" svg:height="1.492cm" svg:x="4.024cm" svg:y="7.2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5.185cm" svg:y="7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9" draw:text-style-name="P8" draw:layer="layout" svg:width="1.492cm" svg:height="1.492cm" svg:x="4.008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0" draw:text-style-name="P8" draw:layer="layout" svg:width="1.492cm" svg:height="1.491cm" svg:x="4.025cm" svg:y="6.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6.511cm" svg:y="7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1" draw:text-style-name="P8" draw:layer="layout" svg:width="1.491cm" svg:height="1.491cm" svg:x="5.6cm" svg:y="6.0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2" draw:text-style-name="P17" draw:layer="layout" svg:width="2.901cm" svg:height="2.359cm" svg:x="15.7cm" svg:y="6.7cm">
          <draw:text-box>
            <text:p><text:span text:style-name="T8">・</text:span><text:span text:style-name="T9">我</text:span></text:p>
          </draw:text-box>
        </draw:frame>
        <draw:custom-shape draw:style-name="gr77" draw:text-style-name="P16" draw:layer="layout" svg:width="1.492cm" svg:height="1.492cm" svg:x="4.936cm" svg:y="6.67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3" draw:text-style-name="P16" draw:layer="layout" svg:width="1.491cm" svg:height="1.491cm" svg:x="1.579cm" svg:y="10.6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4" draw:text-style-name="P14" draw:layer="layout" svg:width="1.823cm" svg:height="0.746cm" svg:x="3.485cm" svg:y="11.1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0" draw:text-style-name="P8" draw:layer="layout" svg:width="1.492cm" svg:height="1.491cm" svg:x="5.473cm" svg:y="10.6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5" draw:text-style-name="P17" draw:layer="layout" svg:width="2.691cm" svg:height="2.359cm" svg:x="16.2cm" svg:y="15.941cm">
          <draw:text-box>
            <text:p><text:span text:style-name="T8">・</text:span><text:span text:style-name="T9">你</text:span></text:p>
          </draw:text-box>
        </draw:frame>
        <draw:custom-shape draw:style-name="gr86" draw:text-style-name="P16" draw:layer="layout" svg:width="1.492cm" svg:height="1.491cm" svg:x="1.475cm" svg:y="13.8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4" draw:text-style-name="P14" draw:layer="layout" svg:width="1.823cm" svg:height="0.746cm" svg:x="3.381cm" svg:y="14.3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8" draw:layer="layout" svg:width="1.491cm" svg:height="1.491cm" svg:x="5.37cm" svg:y="13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7" draw:text-style-name="P17" draw:layer="layout" svg:width="4.101cm" svg:height="2.359cm" svg:x="15.1cm" svg:y="10.841cm">
          <draw:text-box>
            <text:p><text:span text:style-name="T8">・</text:span><text:span text:style-name="T9">你们</text:span></text:p>
          </draw:text-box>
        </draw:frame>
        <draw:custom-shape draw:style-name="gr80" draw:text-style-name="P8" draw:layer="layout" svg:width="1.492cm" svg:height="1.491cm" svg:x="6.302cm" svg:y="13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4.976cm" svg:y="12.7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5.722cm" svg:y="14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6.716cm" svg:y="12.5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5.556cm" svg:y="13.2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16" draw:layer="layout" svg:width="1.492cm" svg:height="1.491cm" svg:x="4.7cm" svg:y="1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6.3cm" svg:y="19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14" draw:layer="layout" svg:width="0.6cm" svg:height="0.7cm" svg:x="5.9cm" svg:y="18.6cm">
          <text:p/>
          <draw:enhanced-geometry svg:viewBox="0 0 21600 21600" draw:text-areas="?f0 ?f7 ?f2 21600" draw:type="up-arrow" draw:modifiers="13095.577746077 5462.895174708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6" draw:text-style-name="P16" draw:layer="layout" svg:width="1.492cm" svg:height="1.491cm" svg:x="4.701cm" svg:y="25.8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1" draw:text-style-name="P8" draw:layer="layout" svg:width="1.491cm" svg:height="1.491cm" svg:x="5.063cm" svg:y="23.04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0" draw:text-style-name="P8" draw:layer="layout" svg:width="1.492cm" svg:height="1.491cm" svg:x="5.995cm" svg:y="23.2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4.669cm" svg:y="22.3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6.301cm" svg:y="25.8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6.409cm" svg:y="22.2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7" draw:text-style-name="P8" draw:layer="layout" svg:width="1.492cm" svg:height="1.492cm" svg:x="5.50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14" draw:layer="layout" svg:width="0.6cm" svg:height="0.7cm" svg:x="5.901cm" svg:y="24.801cm">
          <text:p/>
          <draw:enhanced-geometry svg:viewBox="0 0 21600 21600" draw:text-areas="?f0 ?f7 ?f2 21600" draw:type="up-arrow" draw:modifiers="13095.577746077 5462.895174708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8" draw:layer="layout" svg:width="1.492cm" svg:height="1.492cm" svg:x="5.408cm" svg:y="1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90" draw:text-style-name="P19" draw:layer="layout" svg:width="5.142cm" svg:height="23.192cm" svg:x="8.058cm" svg:y="3.8cm">
          <draw:text-box>
            <text:p text:style-name="P18"><text:span text:style-name="T5">自分・</text:span></text:p>
            <text:p text:style-name="P18"><text:span text:style-name="T5"/></text:p>
            <text:p text:style-name="P18"><text:span text:style-name="T5"/></text:p>
            <text:p text:style-name="P18"><text:span text:style-name="T5">自分たち・</text:span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>あなた・</text:span></text:p>
            <text:p text:style-name="P18"><text:span text:style-name="T5"/></text:p>
            <text:p text:style-name="P18"><text:span text:style-name="T5"/></text:p>
            <text:p text:style-name="P18"><text:span text:style-name="T5">あたなたち・</text:span></text:p>
            <text:p text:style-name="P18"><text:span text:style-name="T5"/></text:p>
            <text:p text:style-name="P18"><text:span text:style-name="T5"/></text:p>
            <text:p text:style-name="P18"><text:span text:style-name="T5"/></text:p>
          </draw:text-box>
        </draw:frame>
        <draw:frame draw:style-name="gr91" draw:text-style-name="P10" draw:layer="layout" svg:width="3.542cm" svg:height="10.248cm" svg:x="9.2cm" svg:y="17.752cm">
          <draw:text-box>
            <text:p text:style-name="P18"><text:span text:style-name="T5">かれ</text:span><text:span text:style-name="T5">/</text:span><text:span text:style-name="T5">かのじょ・</text:span></text:p>
            <text:p text:style-name="P18"><text:span text:style-name="T5"/></text:p>
            <text:p text:style-name="P18"><text:span text:style-name="T5"/></text:p>
            <text:p text:style-name="P18"><text:span text:style-name="T5"/></text:p>
            <text:p text:style-name="P18"><text:span text:style-name="T5">かれら・かのじょら・</text:span></text:p>
          </draw:text-box>
        </draw:frame>
        <draw:frame draw:style-name="gr92" draw:text-style-name="P17" draw:layer="layout" svg:width="5.635cm" svg:height="2.25cm" svg:x="14cm" svg:y="21.65cm">
          <draw:text-box>
            <text:p><text:span text:style-name="T8">・他</text:span><text:span text:style-name="T8">/</text:span><text:span text:style-name="T8">她</text:span></text:p>
          </draw:text-box>
        </draw:frame>
        <draw:frame draw:style-name="gr92" draw:text-style-name="P20" draw:layer="layout" svg:width="5.635cm" svg:height="2.25cm" svg:x="14.9cm" svg:y="18.55cm">
          <draw:text-box>
            <text:p><text:span text:style-name="T10">・他</text:span><text:span text:style-name="T11">们</text:span><text:span text:style-name="T10">/</text:span><text:span text:style-name="T10">她</text:span><text:span text:style-name="T11">们</text:span></text:p>
          </draw:text-box>
        </draw:frame>
        <draw:frame draw:style-name="gr93" draw:text-style-name="P4" draw:layer="layout" svg:width="1.6cm" svg:height="0.954cm" svg:x="16.8cm" svg:y="8.7cm">
          <draw:text-box>
            <text:p>Wǒ</text:p>
          </draw:text-box>
        </draw:frame>
        <draw:frame draw:style-name="gr93" draw:text-style-name="P4" draw:layer="layout" svg:width="3.3cm" svg:height="0.954cm" svg:x="16.1cm" svg:y="27.246cm">
          <draw:text-box>
            <text:p>Wǒmen</text:p>
          </draw:text-box>
        </draw:frame>
        <draw:frame draw:style-name="gr94" draw:text-style-name="P4" draw:layer="layout" svg:width="2.331cm" svg:height="0.954cm" svg:x="16.3cm" svg:y="13.4cm">
          <draw:text-box>
            <text:p>Nǐmen</text:p>
          </draw:text-box>
        </draw:frame>
        <draw:frame draw:style-name="gr95" draw:text-style-name="P4" draw:layer="layout" svg:width="1.099cm" svg:height="0.954cm" svg:x="17.401cm" svg:y="17.846cm">
          <draw:text-box>
            <text:p>Nǐ</text:p>
          </draw:text-box>
        </draw:frame>
        <draw:frame draw:style-name="gr96" draw:text-style-name="P4" draw:layer="layout" svg:width="4.414cm" svg:height="0.954cm" svg:x="15.3cm" svg:y="20cm">
          <draw:text-box>
            <text:p>Tāmen/tāmen</text:p>
          </draw:text-box>
        </draw:frame>
        <draw:frame draw:style-name="gr97" draw:text-style-name="P4" draw:layer="layout" svg:width="2.305cm" svg:height="0.954cm" svg:x="15.8cm" svg:y="23.9cm">
          <draw:text-box>
            <text:p>Tā / tā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3:46:07.779000000</meta:creation-date>
    <dc:date>2019-06-02T16:36:25.754000000</dc:date>
    <meta:editing-duration>PT3H49M9S</meta:editing-duration>
    <meta:editing-cycles>8</meta:editing-cycles>
    <meta:generator>LibreOffice/5.4.1.2$Windows_x86 LibreOffice_project/ea7cb86e6eeb2bf3a5af73a8f7777ac570321527</meta:generator>
    <meta:print-date>2019-06-02T14:32:56.630000000</meta:print-date>
    <meta:document-statistic meta:object-count="1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7pt" style:font-name-asian="ＭＳ Ｐゴシック" style:font-size-asian="7pt" style:font-name-complex="Arial Unicode MS" style:font-size-complex="7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8pt" style:font-name-asian="ＭＳ Ｐゴシック" style:font-size-asian="8pt" style:font-name-complex="Arial Unicode MS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ce3"/>
        <table:table-row table:style-name="ro1" table:number-rows-repeated="2"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きほん</text:p>
          </table:table-cell>
          <table:table-cell table:style-name="ce1" office:value-type="string" calcext:value-type="string">
            <text:p>だい一せい</text:p>
          </table:table-cell>
          <table:table-cell table:style-name="ce1" office:value-type="string" calcext:value-type="string">
            <text:p>だい二せい</text:p>
          </table:table-cell>
          <table:table-cell table:style-name="ce1" office:value-type="string" calcext:value-type="string">
            <text:p>だい三せい</text:p>
          </table:table-cell>
          <table:table-cell table:style-name="ce1" office:value-type="string" calcext:value-type="string">
            <text:p>だい四せい</text:p>
          </table:table-cell>
        </table:table-row>
        <table:table-row table:style-name="ro1">
          <table:table-cell office:value-type="string" calcext:value-type="string">
            <text:p>こえのたかさ</text:p>
          </table:table-cell>
          <table:table-cell table:style-name="ce2"/>
          <table:table-cell table:style-name="ce2" office:value-type="string" calcext:value-type="string">
            <text:p>たかくたいら</text:p>
          </table:table-cell>
          <table:table-cell table:style-name="ce4" office:value-type="string" calcext:value-type="string">
            <text:p>まんなかからあがる</text:p>
          </table:table-cell>
          <table:table-cell table:style-name="ce5" office:value-type="string" calcext:value-type="string">
            <text:p>ひくくしてあげる</text:p>
          </table:table-cell>
          <table:table-cell table:style-name="ce5" office:value-type="string" calcext:value-type="string">
            <text:p>うえからさがる</text:p>
          </table:table-cell>
        </table:table-row>
        <table:table-row table:style-name="ro1">
          <table:table-cell office:value-type="string" calcext:value-type="string">
            <text:p>くちをひらいてア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ā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ǎ</text:p>
          </table:table-cell>
          <table:table-cell office:value-type="string" calcext:value-type="string">
            <text:p>à</text:p>
          </table:table-cell>
        </table:table-row>
        <table:table-row table:style-name="ro1">
          <table:table-cell office:value-type="string" calcext:value-type="string">
            <text:p>エとオのあいだ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ē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ě</text:p>
          </table:table-cell>
          <table:table-cell office:value-type="string" calcext:value-type="string">
            <text:p>è</text:p>
          </table:table-cell>
        </table:table-row>
        <table:table-row table:style-name="ro1">
          <table:table-cell office:value-type="string" calcext:value-type="string">
            <text:p>イ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ī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ǐ</text:p>
          </table:table-cell>
          <table:table-cell office:value-type="string" calcext:value-type="string">
            <text:p>ì</text:p>
          </table:table-cell>
        </table:table-row>
        <table:table-row table:style-name="ro1">
          <table:table-cell office:value-type="string" calcext:value-type="string">
            <text:p>オとウのあいだ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ō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ǒ</text:p>
          </table:table-cell>
          <table:table-cell office:value-type="string" calcext:value-type="string">
            <text:p>ò</text:p>
          </table:table-cell>
        </table:table-row>
        <table:table-row table:style-name="ro1">
          <table:table-cell office:value-type="string" calcext:value-type="string">
            <text:p>くちをつきだしてウ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ū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ǔ</text:p>
          </table:table-cell>
          <table:table-cell office:value-type="string" calcext:value-type="string">
            <text:p>ù</text:p>
          </table:table-cell>
        </table:table-row>
        <table:table-row table:style-name="ro1">
          <table:table-cell office:value-type="string" calcext:value-type="string">
            <text:p>ユとイのあいだ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ǖ</text:p>
          </table:table-cell>
          <table:table-cell office:value-type="string" calcext:value-type="string">
            <text:p>ǘ</text:p>
          </table:table-cell>
          <table:table-cell office:value-type="string" calcext:value-type="string">
            <text:p>ǚ</text:p>
          </table:table-cell>
          <table:table-cell office:value-type="string" calcext:value-type="string">
            <text:p>ǜ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00/00/00</text:date>, <text:time style:data-style-name="N2" text:time-value="11:30:06.64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